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5.075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articulo estimacion</text:p>
          </table:table-cell>
          <table:table-cell office:value-type="date" office:date-value="2013-09-26">
            <text:p>2013-09-2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Kata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iferencia enter tiers y layers</text:p>
          </table:table-cell>
          <table:table-cell table:style-name="ce14" office:value-type="date" office:date-value="2013-10-21">
            <text:p>2013-10-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tributo de calidad</text:p>
          </table:table-cell>
          <table:table-cell office:value-type="date" office:date-value="2013-10-21">
            <text:p>2013-10-21</text:p>
          </table:table-cell>
          <table:table-cell office:value-type="float" office:value="60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11:09:4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21T11:12:10</dc:date>
    <meta:editing-duration>PT5H53M59S</meta:editing-duration>
    <meta:editing-cycles>38</meta:editing-cycles>
    <dc:creator>Mint </dc:creator>
    <meta:document-statistic meta:table-count="2" meta:cell-count="150" meta:object-count="0"/>
  </office:meta>
</office:document-meta>
</file>